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aby Universe" svg:font-family="'Baby Universe'" style:font-pitch="variable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文泉驿等宽微米黑" svg:font-family="文泉驿等宽微米黑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style:font-name="Baby Universe" fo:font-size="58pt" officeooo:paragraph-rsid="001e201f" style:font-name-asian="Baby Universe"/>
    </style:style>
    <style:style style:name="P2" style:family="paragraph" style:parent-style-name="Standard">
      <style:text-properties officeooo:paragraph-rsid="001e201f"/>
    </style:style>
    <style:style style:name="P3" style:family="paragraph" style:parent-style-name="Standard">
      <style:text-properties officeooo:rsid="001e201f" officeooo:paragraph-rsid="001e201f"/>
    </style:style>
    <style:style style:name="P4" style:family="paragraph" style:parent-style-name="Standard">
      <style:text-properties style:font-name="Constantia" officeooo:rsid="001e201f" officeooo:paragraph-rsid="001e201f"/>
    </style:style>
    <style:style style:name="P5" style:family="paragraph" style:parent-style-name="Standard">
      <style:text-properties style:font-name="文泉驿等宽微米黑" officeooo:rsid="001e201f" officeooo:paragraph-rsid="001e201f"/>
    </style:style>
    <style:style style:name="P6" style:family="paragraph" style:parent-style-name="Standard">
      <style:text-properties style:font-name="文泉驿等宽微米黑" officeooo:rsid="001e201f" officeooo:paragraph-rsid="00217ba7"/>
    </style:style>
    <style:style style:name="P7" style:family="paragraph" style:parent-style-name="Standard">
      <style:text-properties style:font-name="文泉驿等宽微米黑" officeooo:rsid="001e201f" officeooo:paragraph-rsid="001e201f" style:font-name-asian="文泉驿等宽微米黑"/>
    </style:style>
    <style:style style:name="P8" style:family="paragraph" style:parent-style-name="Standard">
      <style:text-properties style:font-name="文泉驿等宽微米黑" officeooo:rsid="00217ba7" officeooo:paragraph-rsid="00217ba7"/>
    </style:style>
    <style:style style:name="T1" style:family="text">
      <style:text-properties officeooo:rsid="001e201f"/>
    </style:style>
    <style:style style:name="T2" style:family="text">
      <style:text-properties style:font-name="Baby Universe" fo:font-size="58pt" officeooo:rsid="001e201f" style:font-name-asian="Baby Universe"/>
    </style:style>
    <style:style style:name="T3" style:family="text">
      <style:text-properties fo:font-weight="bold" officeooo:rsid="001e201f" style:font-weight-asian="bold" style:font-weight-complex="bold"/>
    </style:style>
    <style:style style:name="T4" style:family="text">
      <style:text-properties fo:font-weight="normal" officeooo:rsid="001e201f" style:font-weight-asian="normal" style:font-weight-complex="normal"/>
    </style:style>
    <style:style style:name="T5" style:family="text">
      <style:text-properties fo:color="#0000ff" fo:font-weight="normal" officeooo:rsid="001e201f" style:font-weight-asian="normal" style:font-weight-complex="normal"/>
    </style:style>
    <style:style style:name="T6" style:family="text">
      <style:text-properties fo:color="#0000ff" officeooo:rsid="001e201f"/>
    </style:style>
    <style:style style:name="T7" style:family="text">
      <style:text-properties officeooo:rsid="00217b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S</text:span><text:span text:style-name="T1">torage of</text:span></text:p>
      <text:p text:style-name="P1"><text:span text:style-name="T6">E</text:span><text:span text:style-name="T1">xtemporal</text:span></text:p>
      <text:p text:style-name="P1"><text:span text:style-name="T6">E</text:span><text:span text:style-name="T1">nsemble</text:span></text:p>
      <text:p text:style-name="P1"><text:span text:style-name="T6">D</text:span><text:span text:style-name="T1">evice</text:span></text:p>
      <text:p text:style-name="P5">Shi.Zhan (c) 2013</text:p>
      <text:p text:style-name="P5">g.shizhan.g@gmail.com</text:p>
      <text:p text:style-name="P8">http://shizhan.github.com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aby Universe" svg:font-family="'Baby Universe'" style:font-pitch="variable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文泉驿等宽微米黑" svg:font-family="文泉驿等宽微米黑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5:30:37.64</meta:creation-date>
    <dc:date>2013-01-06T15:37:00.81</dc:date>
    <meta:editing-duration>PT32S</meta:editing-duration>
    <meta:editing-cycles>5</meta:editing-cycles>
    <meta:generator>LibreOffice/3.6$Windows_x86 LibreOffice_project/5b93205-6e6b3fc-7830f6d-c08ad66-1d9bf4</meta:generator>
    <meta:document-statistic meta:table-count="0" meta:image-count="0" meta:object-count="0" meta:page-count="1" meta:paragraph-count="7" meta:word-count="10" meta:character-count="97" meta:non-whitespace-character-count="94"/>
  </office:meta>
</office:document-meta>
</file>